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289in"/>
    </style:style>
    <style:style style:name="co11" style:family="table-column">
      <style:table-column-properties fo:break-before="auto" style:column-width="2.0346in"/>
    </style:style>
    <style:style style:name="co12" style:family="table-column">
      <style:table-column-properties fo:break-before="auto" style:column-width="2.3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ackground-color="#00ff66" style:text-align-source="fix" style:repeat-content="false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66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1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00ff66"/>
      <style:text-properties fo:color="#000000" fo:font-weight="normal" style:font-weight-asian="normal" style:font-weight-complex="normal"/>
    </style:style>
    <style:style style:name="ce24" style:family="table-cell" style:parent-style-name="Default">
      <style:table-cell-properties fo:background-color="#00ff66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ff66"/>
      <style:text-properties fo:color="#000000"/>
    </style:style>
    <style:style style:name="ce26" style:family="table-cell" style:parent-style-name="Default">
      <style:table-cell-properties fo:background-color="#00ff66"/>
    </style:style>
    <style:style style:name="ce27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5" table:visibility="collapse" table:default-cell-style-name="Default"/>
        <table:table-column table:style-name="co5" table:visibility="collapse" table:default-cell-style-name="ce22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2" table:visibility="collapse" table:number-columns-repeated="2" table:default-cell-style-name="Default"/>
        <table:table-column table:style-name="co8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visibility="collapse" table:number-columns-repeated="2" table:default-cell-style-name="Default"/>
        <table:table-column table:style-name="co10" table:visibility="collapse" table:default-cell-style-name="Default"/>
        <table:table-column table:style-name="co2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6" calcext:value-type="float">
            <text:p>3816</text:p>
          </table:table-cell>
          <table:table-cell table:style-name="ce27" table:formula="of:=[.F2]^2/[.K2]" office:value-type="float" office:value="364.266509433962" calcext:value-type="float">
            <text:p>364.27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27" table:formula="of:=[.Q2]/[.K2]" office:value-type="float" office:value="13.0659206996587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389830508475" calcext:value-type="float">
            <text:p>3.2</text:p>
          </table:table-cell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1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9" calcext:value-type="float">
            <text:p>4999</text:p>
          </table:table-cell>
          <table:table-cell table:style-name="ce27" table:formula="of:=[.F3]^2/[.K3]" office:value-type="float" office:value="369.99399879976" calcext:value-type="float">
            <text:p>369.99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27" table:formula="of:=[.Q3]/[.K3]" office:value-type="float" office:value="10.0190272346707" calcext:value-type="float">
            <text:p>10.02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568464730291" calcext:value-type="float">
            <text:p>5.2</text:p>
          </table:table-cell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1" table:formula="of:=[.B4]*[.C4]/[.D4]" office:value-type="float" office:value="6361.75546324725" calcext:value-type="float">
            <text:p>6,361.76</text:p>
          </table:table-cell>
          <table:table-cell office:value-type="float" office:value="11408" calcext:value-type="float">
            <text:p>11408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6" calcext:value-type="float">
            <text:p>10546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3" calcext:value-type="float">
            <text:p>45093</text:p>
          </table:table-cell>
          <table:table-cell table:style-name="ce27" table:formula="of:=[.F4]^2/[.K4]" office:value-type="float" office:value="2886.09016920586" calcext:value-type="float">
            <text:p>2,886.09</text:p>
          </table:table-cell>
          <table:table-cell table:style-name="ce10" table:formula="of:=[.B4]/[.F4]" office:value-type="float" office:value="1.66725105189341" calcext:value-type="float">
            <text:p>1.7</text:p>
          </table:table-cell>
          <table:table-cell table:style-name="ce10" table:formula="of:=[.C4]/[.F4]" office:value-type="float" office:value="3.89621318373072" calcext:value-type="float">
            <text:p>3.9</text:p>
          </table:table-cell>
          <table:table-cell table:style-name="ce10" table:formula="of:=[.M4]*[.N4]" office:value-type="float" office:value="6.495965528976" calcext:value-type="float">
            <text:p>6.5</text:p>
          </table:table-cell>
          <table:table-cell table:formula="of:=1 - (1-1/[.E4])^[.O4]" office:value-type="float" office:value="0.00102065542634078" calcext:value-type="float">
            <text:p>0.0010206554</text:p>
          </table:table-cell>
          <table:table-cell table:style-name="ce9" table:formula="of:=[.F4]^2*[.P4]" office:value-type="float" office:value="132830.612078959" calcext:value-type="float">
            <text:p>132831</text:p>
          </table:table-cell>
          <table:table-cell table:style-name="ce27" table:formula="of:=[.Q4]/[.K4]" office:value-type="float" office:value="2.94570359210874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08604379889" calcext:value-type="float">
            <text:p>1.95708604379889E-005</text:p>
          </table:table-cell>
          <table:table-cell table:style-name="ce10" table:formula="of:=[.K4]/[.S4]" office:value-type="float" office:value="17.7043580683157" calcext:value-type="float">
            <text:p>17.7</text:p>
          </table:table-cell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1" table:formula="of:=[.B5]*[.C5]/[.D5]" office:value-type="float" office:value="9256.60895172537" calcext:value-type="float">
            <text:p>9,256.61</text:p>
          </table:table-cell>
          <table:table-cell office:value-type="float" office:value="12450" calcext:value-type="float">
            <text:p>1245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3" calcext:value-type="float">
            <text:p>12363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21" calcext:value-type="float">
            <text:p>45921</text:p>
          </table:table-cell>
          <table:table-cell table:style-name="ce27" table:formula="of:=[.F5]^2/[.K5]" office:value-type="float" office:value="3375.41647612204" calcext:value-type="float">
            <text:p>3,375.42</text:p>
          </table:table-cell>
          <table:table-cell table:style-name="ce10" table:formula="of:=[.B5]/[.F5]" office:value-type="float" office:value="2.22433734939759" calcext:value-type="float">
            <text:p>2.2</text:p>
          </table:table-cell>
          <table:table-cell table:style-name="ce10" table:formula="of:=[.C5]/[.F5]" office:value-type="float" office:value="5.42915662650602" calcext:value-type="float">
            <text:p>5.4</text:p>
          </table:table-cell>
          <table:table-cell table:style-name="ce10" table:formula="of:=[.M5]*[.N5]" office:value-type="float" office:value="12.0762758600668" calcext:value-type="float">
            <text:p>12.1</text:p>
          </table:table-cell>
          <table:table-cell table:formula="of:=1 - (1-1/[.E5])^[.O5]" office:value-type="float" office:value="0.00130383096306053" calcext:value-type="float">
            <text:p>0.001303831</text:p>
          </table:table-cell>
          <table:table-cell table:style-name="ce9" table:formula="of:=[.F5]^2*[.P5]" office:value-type="float" office:value="202097.058851789" calcext:value-type="float">
            <text:p>202097</text:p>
          </table:table-cell>
          <table:table-cell table:style-name="ce27" table:formula="of:=[.Q5]/[.K5]" office:value-type="float" office:value="4.40097251479256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04422509314" calcext:value-type="float">
            <text:p>0.000001258</text:p>
          </table:table-cell>
          <table:table-cell table:style-name="ce10" table:formula="of:=[.K5]/[.S5]" office:value-type="float" office:value="235.492307692308" calcext:value-type="float">
            <text:p>235.5</text:p>
          </table:table-cell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1" table:formula="of:=[.B6]*[.C6]/[.D6]" office:value-type="float" office:value="3094.96604566101" calcext:value-type="float">
            <text:p>3,094.97</text:p>
          </table:table-cell>
          <table:table-cell office:value-type="float" office:value="5462" calcext:value-type="float">
            <text:p>54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7" calcext:value-type="float">
            <text:p>4817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5463" calcext:value-type="float">
            <text:p>5463</text:p>
          </table:table-cell>
          <table:table-cell table:style-name="ce27" table:formula="of:=[.F6]^2/[.K6]" office:value-type="float" office:value="5461.00018304961" calcext:value-type="float">
            <text:p>5,461.00</text:p>
          </table:table-cell>
          <table:table-cell table:style-name="ce10" table:formula="of:=[.B6]/[.F6]" office:value-type="float" office:value="37.7224459904797" calcext:value-type="float">
            <text:p>37.7</text:p>
          </table:table-cell>
          <table:table-cell table:style-name="ce10" table:formula="of:=[.C6]/[.F6]" office:value-type="float" office:value="2.26016111314537" calcext:value-type="float">
            <text:p>2.3</text:p>
          </table:table-cell>
          <table:table-cell table:style-name="ce10" table:formula="of:=[.M6]*[.N6]" office:value-type="float" office:value="85.2588055204086" calcext:value-type="float">
            <text:p>85.3</text:p>
          </table:table-cell>
          <table:table-cell table:formula="of:=1 - (1-1/[.E6])^[.O6]" office:value-type="float" office:value="0.0271759300644475" calcext:value-type="float">
            <text:p>0.0271759301</text:p>
          </table:table-cell>
          <table:table-cell table:style-name="ce9" table:formula="of:=[.F6]^2*[.P6]" office:value-type="float" office:value="810751.587725611" calcext:value-type="float">
            <text:p>810752</text:p>
          </table:table-cell>
          <table:table-cell table:style-name="ce27" table:formula="of:=[.Q6]/[.K6]" office:value-type="float" office:value="148.407759056491" calcext:value-type="float">
            <text:p>148.4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11456927333" calcext:value-type="float">
            <text:p>7.4111456927333E-005</text:p>
          </table:table-cell>
          <table:table-cell table:style-name="ce10" table:formula="of:=[.K6]/[.S6]" office:value-type="float" office:value="2.4708276797829" calcext:value-type="float">
            <text:p>2.5</text:p>
          </table:table-cell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18" office:value-type="float" office:value="4562" calcext:value-type="float">
            <text:p>4562</text:p>
          </table:table-cell>
          <table:table-cell table:style-name="ce18"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table:style-name="ce21" table:formula="of:=[.B7]*[.C7]/[.D7]" office:value-type="float" office:value="10.6708619255288" calcext:value-type="float">
            <text:p>10.67</text:p>
          </table:table-cell>
          <table:table-cell table:style-name="ce23" office:value-type="float" office:value="673" calcext:value-type="float">
            <text:p>67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F7]-[.G7]" office:value-type="float" office:value="668" calcext:value-type="float">
            <text:p>668</text:p>
          </table:table-cell>
          <table:table-cell table:style-name="ce25" table:formula="of:=[.G7]-[.H7]" office:value-type="float" office:value="5" calcext:value-type="float">
            <text:p>5</text:p>
          </table:table-cell>
          <table:table-cell office:value-type="float" office:value="7782" calcext:value-type="float">
            <text:p>7782</text:p>
          </table:table-cell>
          <table:table-cell table:style-name="ce27" table:formula="of:=[.F7]^2/[.K7]" office:value-type="float" office:value="58.2021331277307" calcext:value-type="float">
            <text:p>58.20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27" table:formula="of:=[.Q7]/[.K7]" office:value-type="float" office:value="58.0092762487975" calcext:value-type="float">
            <text:p>58.01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8.347826086956" calcext:value-type="float">
            <text:p>338.3</text:p>
          </table:table-cell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0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1" table:formula="of:=[.B8]*[.C8]/[.D8]" office:value-type="float" office:value="3094.13891508338" calcext:value-type="float">
            <text:p>3,094.14</text:p>
          </table:table-cell>
          <table:table-cell office:value-type="float" office:value="8427" calcext:value-type="float">
            <text:p>8427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80" calcext:value-type="float">
            <text:p>5580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20" calcext:value-type="float">
            <text:p>40120</text:p>
          </table:table-cell>
          <table:table-cell table:style-name="ce27" table:formula="of:=[.F8]^2/[.K8]" office:value-type="float" office:value="1770.04808075773" calcext:value-type="float">
            <text:p>1,770.05</text:p>
          </table:table-cell>
          <table:table-cell table:style-name="ce10" table:formula="of:=[.B8]/[.F8]" office:value-type="float" office:value="39.6774652901388" calcext:value-type="float">
            <text:p>39.7</text:p>
          </table:table-cell>
          <table:table-cell table:style-name="ce10" table:formula="of:=[.C8]/[.F8]" office:value-type="float" office:value="1.46493414026344" calcext:value-type="float">
            <text:p>1.5</text:p>
          </table:table-cell>
          <table:table-cell table:style-name="ce10" table:formula="of:=[.M8]*[.N8]" office:value-type="float" office:value="58.124873502642" calcext:value-type="float">
            <text:p>58.1</text:p>
          </table:table-cell>
          <table:table-cell table:formula="of:=1 - (1-1/[.E8])^[.O8]" office:value-type="float" office:value="0.018613108827384" calcext:value-type="float">
            <text:p>0.0186131088</text:p>
          </table:table-cell>
          <table:table-cell table:style-name="ce9" table:formula="of:=[.F8]^2*[.P8]" office:value-type="float" office:value="1321797.43398065" calcext:value-type="float">
            <text:p>1321797</text:p>
          </table:table-cell>
          <table:table-cell table:style-name="ce27" table:formula="of:=[.Q8]/[.K8]" office:value-type="float" office:value="32.9460975568457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19306154396" calcext:value-type="float">
            <text:p>0.0001416193</text:p>
          </table:table-cell>
          <table:table-cell table:style-name="ce10" table:formula="of:=[.K8]/[.S8]" office:value-type="float" office:value="3.98926121109675" calcext:value-type="float">
            <text:p>4.0</text:p>
          </table:table-cell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1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901" calcext:value-type="float">
            <text:p>165901</text:p>
          </table:table-cell>
          <table:table-cell table:style-name="ce27" table:formula="of:=[.F9]^2/[.K9]" office:value-type="float" office:value="10495.0695233905" calcext:value-type="float">
            <text:p>10,495.07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27" table:formula="of:=[.Q9]/[.K9]" office:value-type="float" office:value="6.1481059432935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93829247675" calcext:value-type="float">
            <text:p>35.1</text:p>
          </table:table-cell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1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8" calcext:value-type="float">
            <text:p>163548</text:p>
          </table:table-cell>
          <table:table-cell table:style-name="ce27" table:formula="of:=[.F10]^2/[.K10]" office:value-type="float" office:value="10388.9280211314" calcext:value-type="float">
            <text:p>10,388.93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27" table:formula="of:=[.Q10]/[.K10]" office:value-type="float" office:value="6.2365148347026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6111111111" calcext:value-type="float">
            <text:p>31.5</text:p>
          </table:table-cell>
        </table:table-row>
        <table:table-row table:style-name="ro1">
          <table:table-cell table:style-name="ce16" office:value-type="string" calcext:value-type="string">
            <text:p>Homology/mk13.b5.135135x270270.sms.gz</text:p>
          </table:table-cell>
          <table:table-cell table:style-name="ce18" office:value-type="float" office:value="135135" calcext:value-type="float">
            <text:p>135135</text:p>
          </table:table-cell>
          <table:table-cell table:style-name="ce18"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table:style-name="ce21" table:formula="of:=[.B11]*[.C11]/[.D11]" office:value-type="float" office:value="45045" calcext:value-type="float">
            <text:p>45,045.00</text:p>
          </table:table-cell>
          <table:table-cell table:style-name="ce24" office:value-type="float" office:value="104462" calcext:value-type="float">
            <text:p>10446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F11]-[.G11]" office:value-type="float" office:value="104462" calcext:value-type="float">
            <text:p>104462</text:p>
          </table:table-cell>
          <table:table-cell table:style-name="ce26" table:formula="of:=[.G11]-[.H11]" office:value-type="float" office:value="0" calcext:value-type="float">
            <text:p>0</text:p>
          </table:table-cell>
          <table:table-cell office:value-type="float" office:value="392179" calcext:value-type="float">
            <text:p>392179</text:p>
          </table:table-cell>
          <table:table-cell table:style-name="ce27" table:formula="of:=[.F11]^2/[.K11]" office:value-type="float" office:value="27824.8183712029" calcext:value-type="float">
            <text:p>27,824.82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27" table:formula="of:=[.Q11]/[.K11]" office:value-type="float" office:value="2.0673949336233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9.5" calcext:value-type="float">
            <text:p>196,089.5</text:p>
          </table:table-cell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1" table:formula="of:=[.B12]*[.C12]/[.D12]" office:value-type="float" office:value="116550.45079375" calcext:value-type="float">
            <text:p>116,550.45</text:p>
          </table:table-cell>
          <table:table-cell office:value-type="float" office:value="312642" calcext:value-type="float">
            <text:p>312642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2" calcext:value-type="float">
            <text:p>309212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20" calcext:value-type="float">
            <text:p>951920</text:p>
          </table:table-cell>
          <table:table-cell table:style-name="ce27" table:formula="of:=[.F12]^2/[.K12]" office:value-type="float" office:value="102681.969245315" calcext:value-type="float">
            <text:p>102,681.97</text:p>
          </table:table-cell>
          <table:table-cell table:style-name="ce10" table:formula="of:=[.B12]/[.F12]" office:value-type="float" office:value="1.11837501039528" calcext:value-type="float">
            <text:p>1.1</text:p>
          </table:table-cell>
          <table:table-cell table:style-name="ce10" table:formula="of:=[.C12]/[.F12]" office:value-type="float" office:value="1.05792248002508" calcext:value-type="float">
            <text:p>1.1</text:p>
          </table:table-cell>
          <table:table-cell table:style-name="ce10" table:formula="of:=[.M12]*[.N12]" office:value-type="float" office:value="1.18315406459544" calcext:value-type="float">
            <text:p>1.2</text:p>
          </table:table-cell>
          <table:table-cell table:formula="of:=1 - (1-1/[.E12])^[.O12]" office:value-type="float" office:value="0.0000101514247855539" calcext:value-type="float">
            <text:p>1.01514247855539E-005</text:p>
          </table:table-cell>
          <table:table-cell table:style-name="ce9" table:formula="of:=[.F12]^2*[.P12]" office:value-type="float" office:value="992251.220357292" calcext:value-type="float">
            <text:p>992251</text:p>
          </table:table-cell>
          <table:table-cell table:style-name="ce27" table:formula="of:=[.Q12]/[.K12]" office:value-type="float" office:value="1.04236828762637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8927170459" calcext:value-type="float">
            <text:p>1.3078927170459E-007</text:p>
          </table:table-cell>
          <table:table-cell table:style-name="ce10" table:formula="of:=[.K12]/[.S12]" office:value-type="float" office:value="74.4618272841051" calcext:value-type="float">
            <text:p>74.5</text:p>
          </table:table-cell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92" calcext:value-type="float">
            <text:p>1055592</text:p>
          </table:table-cell>
          <table:table-cell table:style-name="ce27" table:formula="of:=[.F13]^2/[.K13]" office:value-type="float" office:value="31987.9911329377" calcext:value-type="float">
            <text:p>31,987.99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27" table:formula="of:=[.Q13]/[.K13]" office:value-type="float" office:value="3.94290369122677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6827768811" calcext:value-type="float">
            <text:p>6.4</text:p>
          </table:table-cell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1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6" calcext:value-type="float">
            <text:p>1038826</text:p>
          </table:table-cell>
          <table:table-cell table:style-name="ce27" table:formula="of:=[.F14]^2/[.K14]" office:value-type="float" office:value="31336.1619520497" calcext:value-type="float">
            <text:p>31,336.16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27" table:formula="of:=[.Q14]/[.K14]" office:value-type="float" office:value="4.00653047859528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42741740644" calcext:value-type="float">
            <text:p>6.4</text:p>
          </table:table-cell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1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8" calcext:value-type="float">
            <text:p>752228</text:p>
          </table:table-cell>
          <table:table-cell table:style-name="ce27" table:formula="of:=[.F15]^2/[.K15]" office:value-type="float" office:value="32005.6639330097" calcext:value-type="float">
            <text:p>32,005.66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27" table:formula="of:=[.Q15]/[.K15]" office:value-type="float" office:value="11.2953656759552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252227529" calcext:value-type="float">
            <text:p>6.6</text:p>
          </table:table-cell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1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60" calcext:value-type="float">
            <text:p>1146860</text:p>
          </table:table-cell>
          <table:table-cell table:style-name="ce27" table:formula="of:=[.F16]^2/[.K16]" office:value-type="float" office:value="32165.8550206651" calcext:value-type="float">
            <text:p>32,165.86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27" table:formula="of:=[.Q16]/[.K16]" office:value-type="float" office:value="7.40910941457089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8460199399" calcext:value-type="float">
            <text:p>5.7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1" table:formula="of:=[.B17]*[.C17]/[.D17]" office:value-type="float" office:value="68718.7637752077" calcext:value-type="float">
            <text:p>68,718.76</text:p>
          </table:table-cell>
          <table:table-cell office:value-type="float" office:value="190135" calcext:value-type="float">
            <text:p>190135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6" calcext:value-type="float">
            <text:p>116606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27" table:formula="of:=[.F17]^2/[.K17]" office:value-type="float" office:value="38510.5106158368" calcext:value-type="float">
            <text:p>38,510.51</text:p>
          </table:table-cell>
          <table:table-cell table:style-name="ce10" table:formula="of:=[.B17]/[.F17]" office:value-type="float" office:value="51.2595366450154" calcext:value-type="float">
            <text:p>51.3</text:p>
          </table:table-cell>
          <table:table-cell table:style-name="ce10" table:formula="of:=[.C17]/[.F17]" office:value-type="float" office:value="1.44458937071028" calcext:value-type="float">
            <text:p>1.4</text:p>
          </table:table-cell>
          <table:table-cell table:style-name="ce10" table:formula="of:=[.M17]*[.N17]" office:value-type="float" office:value="74.0489817849236" calcext:value-type="float">
            <text:p>74.0</text:p>
          </table:table-cell>
          <table:table-cell table:formula="of:=1 - (1-1/[.E17])^[.O17]" office:value-type="float" office:value="0.0010769931519784" calcext:value-type="float">
            <text:p>0.0010769932</text:p>
          </table:table-cell>
          <table:table-cell table:style-name="ce9" table:formula="of:=[.F17]^2*[.P17]" office:value-type="float" office:value="38934722.1633169" calcext:value-type="float">
            <text:p>38934722</text:p>
          </table:table-cell>
          <table:table-cell table:style-name="ce27" table:formula="of:=[.Q17]/[.K17]" office:value-type="float" office:value="41.4755562124477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27754115459" calcext:value-type="float">
            <text:p>7.86427754115459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</table:table-row>
        <table:table-row table:style-name="ro1">
          <table:table-cell table:number-columns-repeated="21"/>
        </table:table-row>
        <table:table-row table:style-name="ro5" table:number-rows-repeated="3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5" table:number-rows-repeated="1048553">
          <table:table-cell table:number-columns-repeated="21"/>
        </table:table-row>
        <table:table-row table:style-name="ro5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0000-00-00T16:13:05.92912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5-20T18:02:57.679312288</dc:date>
    <meta:editing-duration>PT6H45M54S</meta:editing-duration>
    <meta:editing-cycles>33</meta:editing-cycles>
    <meta:generator>LibreOffice/4.1.6.2$Linux_X86_64 LibreOffice_project/410m0$Build-2</meta:generator>
    <dc:creator>Claire Delaplace</dc:creator>
    <meta:document-statistic meta:table-count="2" meta:cell-count="510" meta:object-count="0"/>
  </office:meta>
</office:document-meta>
</file>